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de08"/>
    </style:style>
    <style:style style:name="P2" style:family="paragraph" style:parent-style-name="Standard">
      <style:text-properties officeooo:rsid="001ade08" officeooo:paragraph-rsid="001ade08"/>
    </style:style>
    <style:style style:name="P3" style:family="paragraph" style:parent-style-name="Standard">
      <style:text-properties officeooo:rsid="001cb273" officeooo:paragraph-rsid="001cb273"/>
    </style:style>
    <style:style style:name="P4" style:family="paragraph" style:parent-style-name="Standard">
      <style:text-properties officeooo:rsid="001e0369" officeooo:paragraph-rsid="001e0369"/>
    </style:style>
    <style:style style:name="T1" style:family="text">
      <style:text-properties officeooo:rsid="001cb273"/>
    </style:style>
    <style:style style:name="T2" style:family="text">
      <style:text-properties officeooo:rsid="001e03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1"/>
      <text:p text:style-name="P2"><text:tab/>Are you a movie enthusiast ? Are you this person that can only address people through these exagerated lines you see in every movie or in your favourite sitcom, up to becoming almost obnoxious <text:span text:style-name="T2">and even requiring an intervention</text:span> ? </text:p>
      <text:p text:style-name="P2">This is your call to make your entrance in THE Punchline Society. Here, in the PLS, we a re trying to develop the best engine ever to help you convey your love for pop culture <text:span text:style-name="T1">to every and any on this planet. We will provide you a good player with everything needed to stock and classify any chunk of this fine culture you need to listen and convey. </text:span></text:p>
      <text:p text:style-name="P3"><text:tab/>Our values are culture, sass and the free flow of this estimated capital, so our business app model is based on participation, community, free sharing, from beginning to finish ; we are counting with every member of the PLS society to help moderate and upload any content on our website, we will provide the rest : a professional website using Node as a backend framework, and Angular as its frontend one, all having the proven javascript and Typescript languages as their backbone. MongoDb will let us use a simple and efficient way for database storage and usage.</text:p>
      <text:p text:style-name="P4">People will only then have to sit behind their computer and let the magic work, to build themselves the best library of sass, by being able to store, listen, classify by media, movie or tv series title any audio file they want ; we might as well in the future complete that by associating with one of the good video to audio converters that roams around the Web, always looking for people’s best interest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31T11:25:52.125000000</meta:creation-date>
    <dc:date>2024-02-01T10:08:21.837000000</dc:date>
    <meta:editing-duration>PT21H27M58S</meta:editing-duration>
    <meta:editing-cycles>1</meta:editing-cycles>
    <meta:document-statistic meta:table-count="0" meta:image-count="0" meta:object-count="0" meta:page-count="1" meta:paragraph-count="4" meta:word-count="279" meta:character-count="1554" meta:non-whitespace-character-count="1274"/>
    <meta:generator>LibreOffice/7.2.3.2$Windows_X86_64 LibreOffice_project/d166454616c1632304285822f9c83ce2e660fd92</meta:generator>
  </office:meta>
</office:document-meta>
</file>